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BoldMT" svg:font-family="Arial-BoldMT"/>
    <style:font-face style:name="Lohit Hindi1" svg:font-family="'Lohit Hindi'"/>
    <style:font-face style:name="NZDETI+CMR12" svg:font-family="NZDETI+CMR12"/>
    <style:font-face style:name="OVADIW+CMMI12" svg:font-family="OVADIW+CMMI12"/>
    <style:font-face style:name="Open Sans" svg:font-family="'Open Sans'"/>
    <style:font-face style:name="PXOHER+CMR8" svg:font-family="PXOHER+CMR8"/>
    <style:font-face style:name="TEYYDJ+CMMI8" svg:font-family="TEYYDJ+CMMI8"/>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416cm" style:rel-column-width="803*"/>
    </style:style>
    <style:style style:name="Tabla1.F" style:family="table-column">
      <style:table-column-properties style:column-width="1.418cm" style:rel-column-width="804*"/>
    </style:style>
    <style:style style:name="Tabla1.1" style:family="table-row">
      <style:table-row-properties style:min-row-height="0.635cm"/>
    </style:style>
    <style:style style:name="Tabla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L1" style:family="table-cell">
      <style:table-cell-properties fo:background-color="#cfe7f5" fo:padding="0.097cm" fo:border="0.05pt solid #000000">
        <style:background-image/>
      </style:table-cell-properties>
    </style:style>
    <style:style style:name="Tabla2" style:family="table">
      <style:table-properties style:width="7.858cm" table:align="left"/>
    </style:style>
    <style:style style:name="Tabla2.A" style:family="table-column">
      <style:table-column-properties style:column-width="1.164cm"/>
    </style:style>
    <style:style style:name="Tabla2.B" style:family="table-column">
      <style:table-column-properties style:column-width="1.27cm"/>
    </style:style>
    <style:style style:name="Tabla2.C" style:family="table-column">
      <style:table-column-properties style:column-width="1.349cm"/>
    </style:style>
    <style:style style:name="Tabla2.D" style:family="table-column">
      <style:table-column-properties style:column-width="1.402cm"/>
    </style:style>
    <style:style style:name="Tabla2.E" style:family="table-column">
      <style:table-column-properties style:column-width="1.323cm"/>
    </style:style>
    <style:style style:name="Tabla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2.F1" style:family="table-cell">
      <style:table-cell-properties fo:background-color="#cfe7f5" fo:padding="0.097cm" fo:border="0.05pt solid #000000">
        <style:background-image/>
      </style:table-cell-properties>
    </style:style>
    <style:style style:name="Tabla3" style:family="table">
      <style:table-properties style:width="7.858cm" table:align="left"/>
    </style:style>
    <style:style style:name="Tabla3.A" style:family="table-column">
      <style:table-column-properties style:column-width="1.164cm"/>
    </style:style>
    <style:style style:name="Tabla3.B" style:family="table-column">
      <style:table-column-properties style:column-width="1.27cm"/>
    </style:style>
    <style:style style:name="Tabla3.C" style:family="table-column">
      <style:table-column-properties style:column-width="1.349cm"/>
    </style:style>
    <style:style style:name="Tabla3.D" style:family="table-column">
      <style:table-column-properties style:column-width="1.402cm"/>
    </style:style>
    <style:style style:name="Tabla3.E" style:family="table-column">
      <style:table-column-properties style:column-width="1.323cm"/>
    </style:style>
    <style:style style:name="Tabla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3.F1" style:family="table-cell">
      <style:table-cell-properties fo:background-color="#cfe7f5" fo:padding="0.097cm" fo:border="0.05pt solid #000000">
        <style:background-image/>
      </style:table-cell-properties>
    </style:style>
    <style:style style:name="Tabla4" style:family="table">
      <style:table-properties style:width="7.858cm" table:align="left"/>
    </style:style>
    <style:style style:name="Tabla4.A" style:family="table-column">
      <style:table-column-properties style:column-width="1.164cm"/>
    </style:style>
    <style:style style:name="Tabla4.B" style:family="table-column">
      <style:table-column-properties style:column-width="1.27cm"/>
    </style:style>
    <style:style style:name="Tabla4.C" style:family="table-column">
      <style:table-column-properties style:column-width="1.349cm"/>
    </style:style>
    <style:style style:name="Tabla4.D" style:family="table-column">
      <style:table-column-properties style:column-width="1.402cm"/>
    </style:style>
    <style:style style:name="Tabla4.E" style:family="table-column">
      <style:table-column-properties style:column-width="1.323cm"/>
    </style:style>
    <style:style style:name="Tabla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4.F1" style:family="table-cell">
      <style:table-cell-properties fo:background-color="#cfe7f5" fo:padding="0.097cm" fo:border="0.05pt solid #000000">
        <style:background-image/>
      </style:table-cell-properties>
    </style:style>
    <style:style style:name="Tabla5" style:family="table">
      <style:table-properties style:width="7.858cm" table:align="left"/>
    </style:style>
    <style:style style:name="Tabla5.A" style:family="table-column">
      <style:table-column-properties style:column-width="1.164cm"/>
    </style:style>
    <style:style style:name="Tabla5.B" style:family="table-column">
      <style:table-column-properties style:column-width="1.27cm"/>
    </style:style>
    <style:style style:name="Tabla5.C" style:family="table-column">
      <style:table-column-properties style:column-width="1.349cm"/>
    </style:style>
    <style:style style:name="Tabla5.D" style:family="table-column">
      <style:table-column-properties style:column-width="1.402cm"/>
    </style:style>
    <style:style style:name="Tabla5.E" style:family="table-column">
      <style:table-column-properties style:column-width="1.323cm"/>
    </style:style>
    <style:style style:name="Tabla5.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5.F1" style:family="table-cell">
      <style:table-cell-properties fo:background-color="#cfe7f5" fo:padding="0.097cm" fo:border="0.05pt solid #000000">
        <style:background-image/>
      </style:table-cell-properties>
    </style:style>
    <style:style style:name="P1" style:family="paragraph" style:parent-style-name="Standard">
      <style:text-properties fo:font-size="22pt" style:text-underline-style="none" fo:font-weight="normal" style:font-size-asian="19.25pt" style:font-weight-asian="normal" style:font-size-complex="22pt" style:font-weight-complex="normal"/>
    </style:style>
    <style:style style:name="P2" style:family="paragraph" style:parent-style-name="Standard">
      <style:paragraph-properties fo:text-align="center" style:justify-single-word="false"/>
      <style:text-properties fo:font-size="32pt" style:text-underline-style="none" fo:font-weight="normal" style:font-size-asian="32pt" style:font-weight-asian="normal" style:font-size-complex="32pt" style:font-weight-complex="normal"/>
    </style:style>
    <style:style style:name="P3" style:family="paragraph" style:parent-style-name="Standard">
      <style:paragraph-properties fo:text-align="center" style:justify-single-word="false"/>
      <style:text-properties fo:font-size="32pt" style:text-underline-style="none" fo:font-weight="normal" style:font-size-asian="28pt" style:font-weight-asian="normal" style:font-size-complex="32pt" style:font-weight-complex="normal"/>
    </style:style>
    <style:style style:name="P4" style:family="paragraph" style:parent-style-name="Standard">
      <style:paragraph-properties fo:text-align="center" style:justify-single-word="false"/>
      <style:text-properties fo:font-size="28pt" style:text-underline-style="none" fo:font-weight="normal" style:font-size-asian="28pt" style:font-weight-asian="normal" style:font-size-complex="28pt" style:font-weight-complex="normal"/>
    </style:style>
    <style:style style:name="P5"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6" style:family="paragraph" style:parent-style-name="Standard" style:list-style-name="">
      <style:paragraph-properties fo:text-align="start" style:justify-single-word="false" style:text-autospace="none"/>
    </style:style>
    <style:style style:name="P7" style:family="paragraph" style:parent-style-name="Standard" style:list-style-name="">
      <style:paragraph-properties style:text-autospace="none"/>
      <style:text-properties fo:color="#000000" fo:font-size="12pt" fo:font-weight="normal" style:font-size-asian="10.5pt" style:font-weight-asian="normal" style:font-size-complex="12pt" style:font-weight-complex="normal"/>
    </style:style>
    <style:style style:name="P8" style:family="paragraph" style:parent-style-name="Standard" style:list-style-name="">
      <style:paragraph-properties style:text-autospace="none"/>
      <style:text-properties fo:color="#000000" fo:font-size="15pt" fo:font-weight="normal" style:font-size-asian="13.1000003814697pt" style:font-weight-asian="normal" style:font-size-complex="15pt" style:font-weight-complex="normal"/>
    </style:style>
    <style:style style:name="P9" style:family="paragraph" style:parent-style-name="Standard" style:list-style-name="">
      <style:paragraph-properties style:text-autospace="none"/>
      <style:text-properties fo:color="#000000" style:font-name="Liberation Serif" fo:font-size="15pt" style:text-underline-style="solid" style:text-underline-width="auto" style:text-underline-color="font-color" fo:font-weight="normal" style:font-size-asian="15pt" style:font-weight-asian="normal" style:font-size-complex="15pt" style:font-weight-complex="normal"/>
    </style:style>
    <style:style style:name="P10" style:family="paragraph" style:parent-style-name="Standard" style:list-style-name="">
      <style:paragraph-properties style:text-autospace="none"/>
      <style:text-properties fo:color="#000000" style:font-name="Liberation Serif" fo:font-size="15pt" fo:font-weight="normal" style:font-size-asian="13.1000003814697pt" style:font-weight-asian="normal" style:font-size-complex="15pt" style:font-weight-complex="normal"/>
    </style:style>
    <style:style style:name="P11" style:family="paragraph" style:parent-style-name="Standard" style:list-style-name="">
      <style:paragraph-properties style:text-autospace="none"/>
      <style:text-properties fo:color="#000000" style:font-name="Liberation Serif" fo:font-size="15pt" style:text-underline-style="none" fo:font-weight="normal" style:font-size-asian="13.1000003814697pt" style:font-weight-asian="normal" style:font-size-complex="15pt" style:font-weight-complex="normal"/>
    </style:style>
    <style:style style:name="P12" style:family="paragraph" style:parent-style-name="Standard" style:list-style-name="">
      <style:paragraph-properties style:text-autospace="none"/>
      <style:text-properties fo:color="#000000" style:font-name="Liberation Serif" fo:font-size="14pt" fo:font-weight="normal" style:font-size-asian="14pt" style:font-weight-asian="normal" style:font-size-complex="14pt" style:font-weight-complex="normal"/>
    </style:style>
    <style:style style:name="P13" style:family="paragraph" style:parent-style-name="Standard" style:list-style-name="">
      <style:paragraph-properties style:text-autospace="none"/>
      <style:text-properties fo:color="#000000" style:font-name="Liberation Serif" fo:font-size="12pt" fo:font-weight="normal" style:font-size-asian="10.5pt" style:font-weight-asian="normal" style:font-size-complex="12pt" style:font-weight-complex="normal"/>
    </style:style>
    <style:style style:name="P14" style:family="paragraph" style:parent-style-name="Standard" style:list-style-name="">
      <style:paragraph-properties style:text-autospace="none"/>
      <style:text-properties fo:color="#000000" style:font-name="Liberation Serif" fo:font-size="12pt" fo:font-weight="normal" style:font-size-asian="12pt" style:font-weight-asian="normal" style:font-size-complex="12pt" style:font-weight-complex="normal"/>
    </style:style>
    <style:style style:name="P15" style:family="paragraph" style:parent-style-name="Standard" style:list-style-name="">
      <style:paragraph-properties style:text-autospace="none"/>
      <style:text-properties fo:color="#000000" style:font-name="Liberation Serif" fo:font-size="12pt" fo:font-weight="normal" fo:background-color="#000000" style:font-size-asian="10.5pt" style:font-weight-asian="normal" style:font-size-complex="12pt" style:font-weight-complex="normal"/>
    </style:style>
    <style:style style:name="P16" style:family="paragraph" style:parent-style-name="Standard" style:list-style-name="">
      <style:paragraph-properties fo:text-align="start" style:justify-single-word="false" style:text-autospace="none"/>
      <style:text-properties fo:color="#000000" style:font-name="Liberation Serif" fo:font-size="12pt" fo:background-color="transparent" style:font-name-asian="Arial-BoldMT" style:font-size-asian="12pt" style:font-name-complex="Arial-BoldMT" style:font-size-complex="12pt"/>
    </style:style>
    <style:style style:name="P17" style:family="paragraph" style:parent-style-name="Standard" style:list-style-name="">
      <style:paragraph-properties style:text-autospace="none"/>
      <style:text-properties fo:color="#000000" style:font-name="Liberation Serif" fo:font-size="12pt" fo:background-color="transparent" style:font-size-asian="12pt" style:font-size-complex="12pt"/>
    </style:style>
    <style:style style:name="P18" style:family="paragraph" style:parent-style-name="Standard" style:list-style-name="">
      <style:paragraph-properties style:text-autospace="none"/>
      <style:text-properties fo:color="#000000" style:font-name="Liberation Serif" fo:font-size="12pt" style:text-underline-style="none" fo:font-weight="normal" style:font-size-asian="10.5pt" style:font-weight-asian="normal" style:font-size-complex="12pt" style:font-weight-complex="normal"/>
    </style:style>
    <style:style style:name="P19" style:family="paragraph" style:parent-style-name="Standard" style:list-style-name="">
      <style:paragraph-properties fo:text-align="start" style:justify-single-word="false" style:text-autospace="none"/>
      <style:text-properties fo:color="#000000" style:font-name="Liberation Serif" fo:font-size="12pt" style:text-underline-style="none" fo:font-weight="normal" style:font-size-asian="10.5pt" style:font-weight-asian="normal" style:font-size-complex="12pt" style:font-weight-complex="normal"/>
    </style:style>
    <style:style style:name="P20" style:family="paragraph" style:parent-style-name="Standard" style:list-style-name="">
      <style:paragraph-properties style:text-autospace="none"/>
      <style:text-properties fo:color="#000000" style:font-name="Liberation Serif" fo:font-size="12pt" style:text-underline-style="none" fo:font-weight="bold" style:font-size-asian="10.5pt" style:font-weight-asian="bold" style:font-size-complex="12pt" style:font-weight-complex="bold"/>
    </style:style>
    <style:style style:name="P21" style:family="paragraph" style:parent-style-name="Standard" style:list-style-name="">
      <style:paragraph-properties style:text-autospace="none"/>
      <style:text-properties fo:color="#000000" style:font-name="Liberation Serif" fo:font-size="12pt" fo:font-weight="bold"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style:font-size-asian="12pt" style:font-size-complex="12pt"/>
    </style:style>
    <style:style style:name="P23" style:family="paragraph" style:parent-style-name="Standard">
      <style:paragraph-properties fo:text-align="center" style:justify-single-word="false"/>
      <style:text-properties style:font-name="Liberation Serif" fo:font-size="32pt" style:text-underline-style="none" fo:font-weight="normal" style:font-size-asian="28pt" style:font-weight-asian="normal" style:font-size-complex="32pt" style:font-weight-complex="normal"/>
    </style:style>
    <style:style style:name="P24" style:family="paragraph" style:parent-style-name="Standard" style:list-style-name="">
      <style:paragraph-properties fo:text-align="start" style:justify-single-word="false" style:text-autospace="none"/>
      <style:text-properties style:font-name="Liberation Serif" fo:font-size="12pt" style:font-size-asian="12pt" style:font-size-complex="12pt"/>
    </style:style>
    <style:style style:name="P25" style:family="paragraph" style:parent-style-name="Standard">
      <style:paragraph-properties fo:text-align="center" style:justify-single-word="false"/>
      <style:text-properties style:font-name="Liberation Serif" fo:font-size="60pt" style:text-underline-style="none" fo:font-weight="normal" style:font-size-asian="60pt" style:font-weight-asian="normal" style:font-size-complex="60pt" style:font-weight-complex="normal"/>
    </style:style>
    <style:style style:name="P26" style:family="paragraph" style:parent-style-name="Text_20_body" style:list-style-name="">
      <style:paragraph-properties fo:background-color="transparent" style:text-autospace="none">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27" style:family="paragraph" style:parent-style-name="Text_20_body" style:list-style-name="">
      <style:paragraph-properties fo:text-align="center" style:justify-single-word="false" fo:background-color="transparent" style:text-autospace="none">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28" style:family="paragraph" style:parent-style-name="Text_20_body" style:list-style-name="">
      <style:paragraph-properties fo:text-align="center" style:justify-single-word="false" fo:background-color="transparent" style:text-autospace="none">
        <style:background-image/>
      </style:paragraph-properties>
      <style:text-properties fo:color="#000000" style:font-name="Liberation Serif" fo:font-size="12pt" fo:font-weight="normal" fo:background-color="transparent"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Liberation Serif" fo:font-size="12pt" style:font-size-asian="10.5pt" style:font-size-complex="12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fo:background-color="#cfe7f5">
        <style:background-image/>
      </style:paragraph-properties>
      <style:text-properties style:font-name="Liberation Serif" fo:font-size="12pt" style:font-size-asian="10.5pt" style:font-size-complex="12pt"/>
    </style:style>
    <style:style style:name="P32" style:family="paragraph">
      <style:paragraph-properties fo:text-align="center"/>
    </style:style>
    <style:style style:name="T1" style:family="text">
      <style:text-properties fo:font-size="28pt" style:font-size-complex="28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Arial-BoldMT" style:font-name-complex="Arial-BoldMT"/>
    </style:style>
    <style:style style:name="T4" style:family="text">
      <style:text-properties style:text-underline-style="none" style:font-name-asian="Arial-BoldMT" style:font-name-complex="Arial-BoldMT"/>
    </style:style>
    <style:style style:name="T5" style:family="text">
      <style:text-properties style:text-underline-style="none" fo:font-weight="bold" style:font-name-asian="Arial-BoldMT" style:font-weight-asian="bold" style:font-name-complex="Arial-BoldMT" style:font-weight-complex="bold"/>
    </style:style>
    <style:style style:name="T6" style:family="text">
      <style:text-properties fo:color="#000000" style:font-name="Liberation Serif" fo:background-color="transparent" style:font-name-asian="Arial-BoldMT" style:font-name-complex="Arial-BoldMT"/>
    </style:style>
    <style:style style:name="T7" style:family="text">
      <style:text-properties fo:color="#000000" fo:font-weight="normal" style:font-name-asian="NZDETI+CMR12" style:font-weight-asian="normal" style:font-name-complex="NZDETI+CMR12" style:font-weight-complex="normal"/>
    </style:style>
    <style:style style:name="T8" style:family="text">
      <style:text-properties style:font-name="Arial-BoldMT" style:text-underline-style="none" style:font-name-asian="Arial-BoldMT" style:font-name-complex="Arial-BoldMT"/>
    </style:style>
    <style:style style:name="T9" style:family="text">
      <style:text-properties style:font-name-asian="Arial-BoldMT" style:font-name-complex="Arial-BoldMT"/>
    </style:style>
    <style:style style:name="T10" style:family="text">
      <style:text-properties style:font-name="Liberation Serif"/>
    </style:style>
    <style:style style:name="T11" style:family="text">
      <style:text-properties style:font-name="Liberation Serif" fo:font-size="12pt" style:font-name-asian="NZDETI+CMR12" style:font-size-asian="12pt" style:font-name-complex="NZDETI+CMR12" style:font-size-complex="12pt"/>
    </style:style>
    <style:style style:name="T12" style:family="text">
      <style:text-properties style:font-name="Liberation Serif" fo:font-size="12pt" style:font-name-asian="OVADIW+CMMI12" style:font-size-asian="12pt" style:font-name-complex="OVADIW+CMMI12" style:font-size-complex="12pt"/>
    </style:style>
    <style:style style:name="T13" style:family="text">
      <style:text-properties style:font-name="Liberation Serif" fo:font-size="12pt" style:font-name-asian="PXOHER+CMR8" style:font-size-asian="12pt" style:font-name-complex="PXOHER+CMR8" style:font-size-complex="12pt"/>
    </style:style>
    <style:style style:name="T14" style:family="text">
      <style:text-properties style:font-name="Liberation Serif" fo:font-size="12pt" style:font-name-asian="TEYYDJ+CMMI8" style:font-size-asian="12pt" style:font-name-complex="TEYYDJ+CMMI8" style:font-size-complex="12pt"/>
    </style:style>
    <style:style style:name="T15" style:family="text">
      <style:text-properties style:font-name-asian="NZDETI+CMR12" style:font-name-complex="NZDETI+CMR12"/>
    </style:style>
    <style:style style:name="T16" style:family="text">
      <style:text-properties style:font-name-asian="OVADIW+CMMI12" style:font-name-complex="OVADIW+CMMI12"/>
    </style:style>
    <style:style style:name="T17" style:family="text">
      <style:text-properties fo:font-variant="normal" fo:text-transform="none" style:text-line-through-style="none" fo:font-style="normal" style:text-blinking="false" style:font-name-asian="Arial-BoldMT" style:font-name-complex="Arial-BoldMT"/>
    </style:style>
    <style:style style:name="T18" style:family="text">
      <style:text-properties fo:font-variant="normal" fo:text-transform="none" style:text-line-through-style="none" fo:font-style="normal" style:text-underline-style="none" style:text-blinking="false" style:font-name-asian="Arial-BoldMT" style:font-name-complex="Arial-BoldMT"/>
    </style:style>
    <style:style style:name="T19" style:family="text">
      <style:text-properties fo:font-variant="normal" fo:text-transform="none" fo:color="#ffffff" style:text-line-through-style="none" style:font-name="Arial" fo:font-size="18pt" fo:font-style="normal" style:text-underline-style="none" fo:font-weight="bold" style:text-blinking="false" fo:background-color="transparent"/>
    </style:style>
    <style:style style:name="T20" style:family="text">
      <style:text-properties fo:font-variant="normal" fo:text-transform="none" fo:color="#ffffff" style:text-line-through-style="none" style:font-name="Arial" fo:font-size="18pt" fo:font-style="normal" style:text-underline-style="none" fo:font-weight="bold" style:text-blinking="false" fo:background-color="#000000"/>
    </style:style>
    <style:style style:name="T21" style:family="text">
      <style:text-properties fo:font-variant="normal" fo:text-transform="none" fo:color="#000000" style:text-line-through-style="none" style:font-name="Arial" fo:font-size="18pt" fo:font-style="normal" style:text-underline-style="none" fo:font-weight="bold" style:text-blinking="false" fo:background-color="transparent"/>
    </style:style>
    <style:style style:name="T22" style:family="text">
      <style:text-properties fo:font-variant="normal" fo:text-transform="none" fo:color="#000000" style:text-line-through-style="none" style:font-name="Arial" fo:font-size="18pt" fo:font-style="normal" style:text-underline-style="none" fo:font-weight="normal" style:text-blinking="false" fo:background-color="transparent" style:font-weight-asian="normal" style:font-weight-complex="normal"/>
    </style:style>
    <style:style style:name="T23"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style>
    <style:style style:name="T24" style:family="text">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T25" style:family="text">
      <style:text-properties fo:font-weight="bold" style:font-name-asian="Arial-BoldMT" style:font-weight-asian="bold" style:font-name-complex="Arial-BoldMT" style:font-weight-complex="bol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cm" svg:stroke-color="#333333"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5">Algorítmica</text:p>
      <text:p text:style-name="P3"/>
      <text:p text:style-name="P3"/>
      <text:p text:style-name="P4"><text:span text:style-name="T2">Práctica 2</text:span> </text:p>
      <text:p text:style-name="P23"><text:span text:style-name="T1">Comparación de Preferencias</text:span></text:p>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text:span text:style-name="T6"/></text:p>
      <text:p text:style-name="P22"><text:span text:style-name="T6"><text:tab/><text:tab/><text:tab/><text:tab/><text:tab/><text:tab/><text:tab/><text:tab/> <text:s/>Fc.Javier Azpeitia Muñoz</text:span></text:p>
      <text:p text:style-name="P16"><text:tab/><text:tab/><text:tab/><text:tab/><text:tab/><text:tab/><text:tab/><text:tab/> <text:s text:c="2"/>Christian Andrades Molina</text:p>
      <text:p text:style-name="P16"><text:tab/><text:tab/><text:tab/><text:tab/><text:tab/><text:tab/><text:tab/> <text:s text:c="13"/>Guillermo Muriel Sánchez lafuente<text:tab/><text:tab/><text:tab/><text:tab/><text:tab/><text:tab/><text:tab/><text:tab/> <text:s text:c="13"/>Miguel Keane Cañizares</text:p>
      <text:p text:style-name="P17"><text:span text:style-name="T9"><text:tab/><text:tab/><text:tab/><text:tab/><text:tab/><text:tab/><text:tab/> <text:s text:c="14"/>Mercedes Alba Moyano</text:span></text:p>
      <text:p text:style-name="P9"><text:soft-page-break/><text:span text:style-name="T9">Índice</text:span></text:p>
      <text:p text:style-name="P12"><text:span text:style-name="T9"/></text:p>
      <text:p text:style-name="P13"><text:span text:style-name="T9">1.- Introducción.</text:span></text:p>
      <text:p text:style-name="P13"><text:span text:style-name="T9"/></text:p>
      <text:p text:style-name="P13"><text:span text:style-name="T9">2.- Definición del problema.</text:span></text:p>
      <text:p text:style-name="P13"><text:span text:style-name="T9"/></text:p>
      <text:p text:style-name="P13"><text:span text:style-name="T9">3.- Formas de resolver el problema.</text:span></text:p>
      <text:p text:style-name="P13"><text:span text:style-name="T9"/></text:p>
      <text:p text:style-name="P13"><text:span text:style-name="T9"><text:tab/>3.-Fueza bruta.</text:span></text:p>
      <text:p text:style-name="P13"><text:span text:style-name="T9"><text:tab/>3.2.-Divide y Vencerás.</text:span></text:p>
      <text:p text:style-name="P13"><text:span text:style-name="T9"/></text:p>
      <text:p text:style-name="P13"><text:span text:style-name="T9">4.- Implementación en Pseudocódigo.</text:span></text:p>
      <text:p text:style-name="P13"><text:span text:style-name="T9"/></text:p>
      <text:p text:style-name="P13"><text:span text:style-name="T9">5.- Funcionamiento Merge and Count.</text:span></text:p>
      <text:p text:style-name="P13"><text:span text:style-name="T9"/></text:p>
      <text:p text:style-name="P13"><text:span text:style-name="T9">6.- Comparativa Fuerza bruta y Divide y Vencerás.</text:span></text:p>
      <text:p text:style-name="P13"><text:span text:style-name="T9"/></text:p>
      <text:p text:style-name="P13"><text:span text:style-name="T9">7.-Conclusión.</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oft-page-break/><text:span text:style-name="T9"/></text:p>
      <text:p text:style-name="P13"><text:span text:style-name="T9"/></text:p>
      <text:p text:style-name="P13"><text:span text:style-name="T9"/></text:p>
      <text:p text:style-name="P13"><text:span text:style-name="T9"/></text:p>
      <text:p text:style-name="P13"><text:span text:style-name="T9"/></text:p>
      <text:p text:style-name="P10"><text:span text:style-name="T9"/></text:p>
      <text:p text:style-name="P10"><text:span text:style-name="T9">1.- </text:span><text:span text:style-name="T3">Introducción.</text:span></text:p>
      <text:p text:style-name="P10"><text:span text:style-name="T4"/></text:p>
      <text:p text:style-name="P14"><text:span text:style-name="T4"/></text:p>
      <text:p text:style-name="P24"><text:span text:style-name="T7">Muchos sitios web intentan comparar las preferencias de dos usuarios para realizar sugerencias </text:span><text:span text:style-name="T15">a partir de las preferencias de usuarios con gustos similares a los nuestros. Dado un ranking de </text:span><text:span text:style-name="T16">n </text:span><text:span text:style-name="T15">productos (p.ej. películas) mediante el cual los usuarios indicamos nuestras preferencias, un algoritmo puede medir la similitud de nuestras preferencias contando el numero de inversiones: dos productos </text:span><text:span text:style-name="T16">i </text:span><text:span text:style-name="T15">y </text:span><text:span text:style-name="T16">j </text:span><text:span text:style-name="T15">están “invertidos” en las preferencias de A y B si el usuario A prefiere el producto </text:span><text:span text:style-name="T16">i </text:span><text:span text:style-name="T15">antes que el </text:span><text:span text:style-name="T16">j</text:span><text:span text:style-name="T15">, mientras que el usuario B prefiere el producto </text:span><text:span text:style-name="T16">j </text:span><text:span text:style-name="T15">antes que el </text:span><text:span text:style-name="T16">i</text:span><text:span text:style-name="T15">. Esto es, cuantas menos inversiones existan entre dos rankings, más similares serán las preferencias de los usuarios representados por esos rankings. </text:span></text:p>
      <text:p text:style-name="P24"><text:span text:style-name="T15"/></text:p>
      <text:p text:style-name="Standard"><text:span text:style-name="T11">Por simplicidad podemos suponer que los productos se pueden identicar mediante enteros 1,</text:span><text:span text:style-name="T12">…,n</text:span><text:span text:style-name="T11">, y que uno de los rankings siempre es 1,...,</text:span><text:span text:style-name="T12">n </text:span><text:span text:style-name="T11">(si no fuese as bastara reenumerarlos) y el otro es </text:span><text:span text:style-name="T12">a</text:span><text:span text:style-name="T13">1,</text:span><text:span text:style-name="T12">a</text:span><text:span text:style-name="T13">2,</text:span><text:span text:style-name="T12">…, a</text:span><text:span text:style-name="T14">n</text:span><text:span text:style-name="T11">, de forma que dos productos </text:span><text:span text:style-name="T12">i </text:span><text:span text:style-name="T11">y </text:span><text:span text:style-name="T12">j </text:span><text:span text:style-name="T11">están invertidos si </text:span><text:span text:style-name="T12">i &lt; j </text:span><text:span text:style-name="T11">pero </text:span><text:span text:style-name="T12">a</text:span><text:span text:style-name="T14">i </text:span><text:span text:style-name="T12">&gt; a</text:span><text:span text:style-name="T14">j </text:span><text:span text:style-name="T11">. De esta forma nuestra representación del problema será un vector de enteros </text:span><text:span text:style-name="T12">v </text:span><text:span text:style-name="T11">de tamaño </text:span><text:span text:style-name="T12">n</text:span><text:span text:style-name="T11">, de forma que </text:span><text:span text:style-name="T12">v</text:span><text:span text:style-name="T11">[</text:span><text:span text:style-name="T12">i</text:span><text:span text:style-name="T11">] = </text:span><text:span text:style-name="T12">a</text:span><text:span text:style-name="T14">i</text:span><text:span text:style-name="T12">; i </text:span><text:span text:style-name="T11">= 1,...,</text:span><text:span text:style-name="T12">n</text:span><text:span text:style-name="T11">. </text:span></text:p>
      <text:p text:style-name="P24"><text:span text:style-name="T15"/></text:p>
      <text:p text:style-name="P24"><text:span text:style-name="T15">El objetivo es diseñar, analizar la eciencia e implementar un algoritmo “divide y venceras” para medir la similitud entre dos rankings. Compararlo con el algoritmo de “fuerza bruta” obvio. Realizar también un estudio empírico e híbrido de la eciencia de ambos algoritmos.</text:span></text:p>
      <text:p text:style-name="P8"><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oft-page-break/><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10"><text:span text:style-name="T4">2.- </text:span><text:span text:style-name="T3">Definición del problema</text:span></text:p>
      <text:p text:style-name="P15"><text:span text:style-name="T3"/></text:p>
      <text:p text:style-name="P26"><text:bookmark text:name="docs-internal-guid-51f54d75-0dbb-5d53-7c81-da5c9c871db9"/><text:span text:style-name="T9">Una página web compara las preferencias de un usuario con los otros mediante los rankings establecidos por ellos de “n” productos. La medida de similitud entre dos usuarios es el número de inversiones entre ellos:</text:span></text:p>
      <text:p text:style-name="P27"><text:span text:style-name="T9"/></text:p>
      <text:p text:style-name="P28"><text:bookmark text:name="docs-internal-guid-51f54d75-0dbf-5e7c-c98a-0575beee9e2c"/><text:span text:style-name="T18">Ranking Usuario A : 1, 2, … , n.<text:line-break/> Ranking Usuario B: a1, a2, … , an.<text:line-break/><text:line-break/>Se producen inversiones si i &lt; j pero ai &gt; aj</text:span></text:p>
      <text:p text:style-name="P10"><text:span text:style-name="T3"/></text:p>
      <text:p text:style-name="P10"><text:span text:style-name="T3"/></text:p>
      <text:p text:style-name="P10"><text:span text:style-name="T4">3.- </text:span><text:span text:style-name="T3">Formas de resolver el problema</text:span><text:span text:style-name="T4"> </text:span></text:p>
      <text:p text:style-name="P10"><text:span text:style-name="T3"/></text:p>
      <text:p text:style-name="P18"><text:span text:style-name="T9">Vamos a resolver este problema mediante dos algoritmos: </text:span><text:span text:style-name="T25">Fuerza bruta</text:span><text:span text:style-name="T9"> y </text:span><text:span text:style-name="T25">Divide y vencerás</text:span><text:span text:style-name="T9">.</text:span></text:p>
      <text:p text:style-name="P8"><text:span text:style-name="T8"/></text:p>
      <text:p text:style-name="P10"><text:span text:style-name="T4">3.1.- </text:span><text:span text:style-name="T3">Fuerza bruta</text:span><text:span text:style-name="T4"> O(n²)</text:span></text:p>
      <text:p text:style-name="P13"><text:span text:style-name="T4"/></text:p>
      <text:p text:style-name="P13"><text:span text:style-name="T4">Para el algoritmo de fuerza bruta hemos contado directamente las “inversiones” que hay dentro de un mismo ranking. Este “ranking”, es un array de caracteres creado aleatoriamente gracias al archivo generador suffle.cpp.</text:span></text:p>
      <text:p text:style-name="P20"><text:span text:style-name="T9"/></text:p>
      <text:p text:style-name="P13"><draw:rect text:anchor-type="paragraph" draw:z-index="6" draw:style-name="gr1" draw:text-style-name="P32" svg:width="1.165cm" svg:height="0.609cm" svg:x="1.356cm" svg:y="0.427cm"><text:p text:style-name="P32">1</text:p></draw:rect><draw:rect text:anchor-type="paragraph" draw:z-index="7" draw:style-name="gr1" draw:text-style-name="P32" svg:width="1.165cm" svg:height="0.609cm" svg:x="2.521cm" svg:y="0.427cm"><text:p text:style-name="P32">2</text:p></draw:rect><draw:rect text:anchor-type="paragraph" draw:z-index="8" draw:style-name="gr1" draw:text-style-name="P32" svg:width="1.165cm" svg:height="0.609cm" svg:x="3.685cm" svg:y="0.427cm"><text:p text:style-name="P32">3</text:p></draw:rect><draw:rect text:anchor-type="paragraph" draw:z-index="9" draw:style-name="gr1" draw:text-style-name="P32" svg:width="1.165cm" svg:height="0.609cm" svg:x="4.849cm" svg:y="0.427cm"><text:p text:style-name="P32">4</text:p></draw:rect><draw:rect text:anchor-type="paragraph" draw:z-index="10" draw:style-name="gr1" draw:text-style-name="P32" svg:width="1.165cm" svg:height="0.609cm" svg:x="6.013cm" svg:y="0.427cm"><text:p text:style-name="P32">5</text:p></draw:rect><draw:rect text:anchor-type="paragraph" draw:z-index="11" draw:style-name="gr1" draw:text-style-name="P32" svg:width="1.165cm" svg:height="0.609cm" svg:x="7.177cm" svg:y="0.427cm"><text:p text:style-name="P32">6</text:p></draw:rect><text:span text:style-name="T5"/></text:p>
      <text:p text:style-name="P13"><text:span text:style-name="T4">A</text:span></text:p>
      <text:p text:style-name="P13"><draw:rect text:anchor-type="paragraph" draw:z-index="0" draw:style-name="gr1" draw:text-style-name="P32" svg:width="1.165cm" svg:height="0.609cm" svg:x="1.356cm" svg:y="0.427cm"><text:p text:style-name="P32">1</text:p></draw:rect><draw:rect text:anchor-type="paragraph" draw:z-index="1" draw:style-name="gr1" draw:text-style-name="P32" svg:width="1.165cm" svg:height="0.609cm" svg:x="2.521cm" svg:y="0.427cm"><text:p text:style-name="P32">3</text:p></draw:rect><draw:rect text:anchor-type="paragraph" draw:z-index="2" draw:style-name="gr1" draw:text-style-name="P32" svg:width="1.165cm" svg:height="0.609cm" svg:x="3.685cm" svg:y="0.427cm"><text:p text:style-name="P32">4</text:p></draw:rect><draw:rect text:anchor-type="paragraph" draw:z-index="3" draw:style-name="gr1" draw:text-style-name="P32" svg:width="1.165cm" svg:height="0.609cm" svg:x="4.849cm" svg:y="0.427cm"><text:p text:style-name="P32">2</text:p></draw:rect><draw:rect text:anchor-type="paragraph" draw:z-index="4" draw:style-name="gr1" draw:text-style-name="P32" svg:width="1.165cm" svg:height="0.609cm" svg:x="6.013cm" svg:y="0.427cm"><text:p text:style-name="P32">5</text:p></draw:rect><draw:rect text:anchor-type="paragraph" draw:z-index="5" draw:style-name="gr1" draw:text-style-name="P32" svg:width="1.165cm" svg:height="0.609cm" svg:x="7.177cm" svg:y="0.427cm"><text:p text:style-name="P32">6</text:p></draw:rect><text:span text:style-name="T5"/></text:p>
      <text:p text:style-name="P13"><text:span text:style-name="T4">B</text:span></text:p>
      <text:p text:style-name="P13"><draw:path text:anchor-type="paragraph" draw:z-index="12" draw:style-name="gr2" draw:text-style-name="P32" svg:width="1.073cm" svg:height="0.627cm" draw:transform="rotate (-0.529009296279481) translate (2.25524419218587cm -0.480065738478911cm)" svg:viewBox="0 0 1074 628" svg:d="m0 628c797 0 1074-628 1074-628"><text:p/></draw:path><draw:path text:anchor-type="paragraph" draw:z-index="13" draw:style-name="gr2" draw:text-style-name="P32" svg:width="1.789cm" svg:height="1.649cm" draw:transform="rotate (-0.74473199182598) translate (3.0567180805416cm -1.15132396803513cm)" svg:viewBox="0 0 1790 1650" svg:d="m0 1650c828 0 1790-1650 1790-1650"><text:p/></draw:path><draw:path text:anchor-type="paragraph" draw:z-index="14" draw:style-name="gr2" draw:text-style-name="P32" svg:width="3.129cm" svg:height="2.171cm" draw:transform="rotate (-0.606501915068029) translate (3.1763688275896cm -1.72262440940709cm)" svg:viewBox="0 0 3130 2172" svg:d="m0 2172c1030 0 3130-2172 3130-2172l-43 30"><text:p/></draw:path><draw:path text:anchor-type="paragraph" draw:z-index="15" draw:style-name="gr2" draw:text-style-name="P32" svg:width="4.834cm" svg:height="1.946cm" draw:transform="rotate (-0.382750704962356) translate (2.50678730435401cm -1.74405873971384cm)" svg:viewBox="0 0 4835 1947" svg:d="m0 1947c2139 0 4835-1947 4835-1947"><text:p/></draw:path><draw:path text:anchor-type="paragraph" draw:z-index="16" draw:style-name="gr2" draw:text-style-name="P32" svg:width="5.049cm" svg:height="3.626cm" draw:transform="skewX (-1.01682975913274E-016) rotate (-0.622908010036776) translate (3.89599162490723cm -2.88439134688848cm)" svg:viewBox="0 0 5050 3627" svg:d="m0 3627c1596 0 5050-3627 5050-3627"><text:p/></draw:path><text:span text:style-name="T5"/></text:p>
      <text:p text:style-name="P13"><text:span text:style-name="T4"/></text:p>
      <text:p text:style-name="P13"><text:span text:style-name="T4">Comparamos todos los pares (i, j). En este caso tenemos 2 inversiones: 3-2 y 4-2.</text:span></text:p>
      <text:p text:style-name="P13"><text:span text:style-name="T4"><text:s/></text:span></text:p>
      <text:p text:style-name="P13"><text:span text:style-name="T5">Código “suffle.cpp”</text:span><text:span text:style-name="T4"> </text:span></text:p>
      <text:p text:style-name="P13"><text:span text:style-name="T4"/></text:p>
      <text:p text:style-name="P13"><text:span text:style-name="T4">#include &lt;iostream&gt;</text:span></text:p>
      <text:p text:style-name="P13"><text:span text:style-name="T4">using namespace std;</text:span></text:p>
      <text:p text:style-name="P13"><text:span text:style-name="T4">#include &lt;ctime&gt;</text:span></text:p>
      <text:p text:style-name="P13"><text:span text:style-name="T4">#include &lt;cstdlib&gt;</text:span></text:p>
      <text:p text:style-name="P13"><text:span text:style-name="T4">#include &lt;climits&gt;</text:span></text:p>
      <text:p text:style-name="P13"><text:span text:style-name="T4">#include &lt;cassert&gt;</text:span></text:p>
      <text:p text:style-name="P13"><text:span text:style-name="T4"></text:span></text:p>
      <text:p text:style-name="P13"><text:span text:style-name="T4">//generador de ejemplos para el problema de la comparación de preferencias. Simplemente se </text:span><text:soft-page-break/><text:span text:style-name="T4">genera una permutación aleatoria del vector 0,1,2,...,n-2,n-1</text:span></text:p>
      <text:p text:style-name="P13"><text:span text:style-name="T4"></text:span></text:p>
      <text:p text:style-name="P13"><text:span text:style-name="T4">double uniforme() //Genera un número uniformemente distribuido en el</text:span></text:p>
      <text:p text:style-name="P13"><text:span text:style-name="T4"><text:s text:c="18"/>//intervalo [0,1) a partir de uno de los generadores</text:span></text:p>
      <text:p text:style-name="P13"><text:span text:style-name="T4"><text:s text:c="18"/>//disponibles en C.</text:span></text:p>
      <text:p text:style-name="P13"><text:span text:style-name="T4">{</text:span></text:p>
      <text:p text:style-name="P13"><text:span text:style-name="T4"><text:s/>int t = rand();</text:span></text:p>
      <text:p text:style-name="P13"><text:span text:style-name="T4"><text:s/>double f = ((double)RAND_MAX+1.0);</text:span></text:p>
      <text:p text:style-name="P13"><text:span text:style-name="T4"><text:s/>return (double)t/f;</text:span></text:p>
      <text:p text:style-name="P13"><text:span text:style-name="T4">}</text:span></text:p>
      <text:p text:style-name="P13"><text:span text:style-name="T4"></text:span></text:p>
      <text:p text:style-name="P13"><text:span text:style-name="T4">int main(int argc, char * argv[])</text:span></text:p>
      <text:p text:style-name="P13"><text:span text:style-name="T4">{</text:span></text:p>
      <text:p text:style-name="P13"><text:span text:style-name="T4"></text:span></text:p>
      <text:p text:style-name="P13"><text:span text:style-name="T4"><text:s text:c="2"/>if (argc != 2)</text:span></text:p>
      <text:p text:style-name="P13"><text:span text:style-name="T4"><text:s text:c="4"/>{</text:span></text:p>
      <text:p text:style-name="P13"><text:span text:style-name="T4"><text:s text:c="6"/>cerr &lt;&lt; "Formato " &lt;&lt; argv[0] &lt;&lt; " &lt;num_elem&gt;" &lt;&lt; endl;</text:span></text:p>
      <text:p text:style-name="P13"><text:span text:style-name="T4"><text:s text:c="6"/>return -1;</text:span></text:p>
      <text:p text:style-name="P13"><text:span text:style-name="T4"><text:s text:c="4"/>}</text:span></text:p>
      <text:p text:style-name="P13"><text:span text:style-name="T4"></text:span></text:p>
      <text:p text:style-name="P13"><text:span text:style-name="T4"><text:s text:c="2"/>int n = atoi(argv[1]);</text:span></text:p>
      <text:p text:style-name="P13"><text:span text:style-name="T4"></text:span></text:p>
      <text:p text:style-name="P13"><text:span text:style-name="T4"><text:s text:c="2"/>int * T = new int[n];</text:span></text:p>
      <text:p text:style-name="P13"><text:span text:style-name="T4"><text:s text:c="2"/>assert(T);</text:span></text:p>
      <text:p text:style-name="P13"><text:span text:style-name="T4"></text:span></text:p>
      <text:p text:style-name="P13"><text:span text:style-name="T4">srand(time(0));</text:span></text:p>
      <text:p text:style-name="P13"><text:span text:style-name="T4"></text:span></text:p>
      <text:p text:style-name="P13"><text:span text:style-name="T4">for (int j=0; j&lt;n; j++) T[j]=j;</text:span></text:p>
      <text:p text:style-name="P13"><text:span text:style-name="T4">//for (int j=0; j&lt;n; j++) {cout &lt;&lt; T[j] &lt;&lt; " ";}</text:span></text:p>
      <text:p text:style-name="P13"><text:span text:style-name="T4">//algoritmo de random shuffling the Knuth (permutación aleatoria)</text:span></text:p>
      <text:p text:style-name="P13"><text:span text:style-name="T4">for (int j=n-1; j&gt;0; j--) {</text:span></text:p>
      <text:p text:style-name="P13"><text:span text:style-name="T4"><text:s text:c="3"/>double u=uniforme();</text:span></text:p>
      <text:p text:style-name="P13"><text:span text:style-name="T4"><text:s text:c="3"/>int k=(int)(j*u);</text:span></text:p>
      <text:p text:style-name="P13"><text:span text:style-name="T4"><text:s text:c="3"/>int tmp=T[j];</text:span></text:p>
      <text:p text:style-name="P13"><text:span text:style-name="T4"><text:s text:c="3"/>T[j]=T[k];</text:span></text:p>
      <text:p text:style-name="P13"><text:span text:style-name="T4"><text:s text:c="3"/>T[k]=tmp;</text:span></text:p>
      <text:p text:style-name="P13"><text:span text:style-name="T4">}</text:span></text:p>
      <text:p text:style-name="P13"><text:span text:style-name="T4"></text:span></text:p>
      <text:p text:style-name="P13"><text:span text:style-name="T4">for (int j=0; j&lt;n; j++) {cout &lt;&lt; T[j] &lt;&lt; " ";}</text:span></text:p>
      <text:p text:style-name="P13"><text:span text:style-name="T4">cout &lt;&lt; endl;</text:span></text:p>
      <text:p text:style-name="P13"><text:span text:style-name="T4"></text:span></text:p>
      <text:p text:style-name="P13"><text:span text:style-name="T4">} </text:span></text:p>
      <text:p text:style-name="P13"><text:span text:style-name="T4"/></text:p>
      <text:p text:style-name="P13"><text:span text:style-name="T4">Una vez creado aleatoriamente el ranking por suffle.cpp , se lo introducimos a fuerza_bruta.cpp y éste, se dispone a contar las “inversiones” que el ranking tiene. (Recordar que una inversión es aquella vez en la que un número es mayor que el otro que le sigue después en un ranking).</text:span></text:p>
      <text:p text:style-name="P13"><text:span text:style-name="T4"/></text:p>
      <text:p text:style-name="P13"><text:span text:style-name="T4">Ahora fuerza_bruta.cpp mediante la función “atoi”, transforma esos caracteres procedentes del código aleatorio en enteros, para que así sea más fácil la comparación.</text:span></text:p>
      <text:p text:style-name="P13"><text:soft-page-break/><text:span text:style-name="T4"/></text:p>
      <text:p text:style-name="P13"><text:span text:style-name="T4">Esta comparación, no es más que dos bucles “for” anidados, en los que cada elemento de la cadena se compara con todos los elementos siguientes y, por cada vez que ese elemento esté “invertido” se actualiza un contador entero llamado “inversión”, que mostraremos al final como el número total de inversiones.</text:span></text:p>
      <text:p text:style-name="P13"><text:span text:style-name="T4"/></text:p>
      <text:p text:style-name="P21"><text:span text:style-name="T4">Código “fuerza_bruta.cpp”</text:span></text:p>
      <text:p text:style-name="P21"><text:span text:style-name="T4"/></text:p>
      <text:p text:style-name="P13"><text:span text:style-name="T4">#include &lt;iostream&gt;</text:span></text:p>
      <text:p text:style-name="P13"><text:span text:style-name="T4">using namespace std;</text:span></text:p>
      <text:p text:style-name="P13"><text:span text:style-name="T4">#include &lt;ctime&gt;</text:span></text:p>
      <text:p text:style-name="P13"><text:span text:style-name="T4">#include &lt;cstdlib&gt;</text:span></text:p>
      <text:p text:style-name="P13"><text:span text:style-name="T4">#include &lt;climits&gt;</text:span></text:p>
      <text:p text:style-name="P13"><text:span text:style-name="T4">#include &lt;cassert&gt;</text:span></text:p>
      <text:p text:style-name="P13"><text:span text:style-name="T4"></text:span></text:p>
      <text:p text:style-name="P13"><text:span text:style-name="T4">int main(int argc, char * argv[]){</text:span></text:p>
      <text:p text:style-name="P13"><text:span text:style-name="T4"></text:span></text:p>
      <text:p text:style-name="P13"><text:span text:style-name="T4">int inversion = 0;</text:span></text:p>
      <text:p text:style-name="P13"><text:span text:style-name="T4">int num;</text:span></text:p>
      <text:p text:style-name="P13"><text:span text:style-name="T4"></text:span></text:p>
      <text:p text:style-name="P13"><text:span text:style-name="T4">cout &lt;&lt; "argc :" &lt;&lt;argc;</text:span></text:p>
      <text:p text:style-name="P13"><text:span text:style-name="T4"></text:span></text:p>
      <text:p text:style-name="P13"><text:span text:style-name="T4"><text:tab/>for(int i=1; i&lt;argc; i++){</text:span></text:p>
      <text:p text:style-name="P13"><text:span text:style-name="T4"><text:tab/><text:tab/>num = atoi(argv[i]);</text:span></text:p>
      <text:p text:style-name="P13"><text:span text:style-name="T4"><text:tab/><text:tab/>for(int j=i; j&lt;argc; j++){</text:span></text:p>
      <text:p text:style-name="P13"><text:span text:style-name="T4"><text:tab/><text:tab/><text:tab/>if(num&gt;atoi(argv[j])){</text:span></text:p>
      <text:p text:style-name="P13"><text:span text:style-name="T4"><text:tab/><text:tab/><text:tab/><text:tab/>inversion++;<text:tab/><text:tab/><text:tab/></text:span></text:p>
      <text:p text:style-name="P13"><text:span text:style-name="T4"><text:tab/><text:tab/><text:tab/>}</text:span></text:p>
      <text:p text:style-name="P13"><text:span text:style-name="T4"><text:tab/><text:tab/>}<text:tab/></text:span></text:p>
      <text:p text:style-name="P13"><text:span text:style-name="T4"></text:span></text:p>
      <text:p text:style-name="P13"><text:span text:style-name="T4"><text:tab/>}</text:span></text:p>
      <text:p text:style-name="P13"><text:span text:style-name="T4"></text:span></text:p>
      <text:p text:style-name="P13"><text:span text:style-name="T4"></text:span></text:p>
      <text:p text:style-name="P13"><text:span text:style-name="T4">cout &lt;&lt; "\nLa inversión es: "&lt;&lt; inversion &lt;&lt; endl;</text:span></text:p>
      <text:p text:style-name="P13"><text:span text:style-name="T4">cout&lt;&lt; endl;</text:span></text:p>
      <text:p text:style-name="P13"><text:span text:style-name="T4"></text:span></text:p>
      <text:p text:style-name="P13"><text:span text:style-name="T4">}</text:span></text:p>
      <text:p text:style-name="P13"><text:span text:style-name="T4"/></text:p>
      <text:p text:style-name="P11"><text:span text:style-name="T9">3.2.- </text:span><text:span text:style-name="T3">Divide y vencerás</text:span><text:span text:style-name="T9"> O(n*log(n))</text:span></text:p>
      <text:p text:style-name="P18"><text:span text:style-name="T9"/></text:p>
      <text:p text:style-name="P18"><text:span text:style-name="T9">En esta forma, vamos a </text:span><text:span text:style-name="T3">dividir</text:span><text:span text:style-name="T9"> la lista o ranking en dos mitades. Después, contaremos recursivamente el número de inversiones de cada una.</text:span></text:p>
      <text:p text:style-name="P19"><text:span text:style-name="T9"/></text:p>
      <table:table table:name="Tabla1" table:style-name="Tabla1">
        <table:table-column table:style-name="Tabla1.A" table:number-columns-repeated="5"/>
        <table:table-column table:style-name="Tabla1.F"/>
        <table:table-column table:style-name="Tabla1.A" table:number-columns-repeated="5"/>
        <table:table-column table:style-name="Tabla1.F"/>
        <table:table-row table:style-name="Tabla1.1">
          <table:table-cell table:style-name="Tabla1.A1" office:value-type="string">
            <text:p text:style-name="P31">1</text:p>
          </table:table-cell>
          <table:table-cell table:style-name="Tabla1.A1" office:value-type="string">
            <text:p text:style-name="P29">6</text:p>
          </table:table-cell>
          <table:table-cell table:style-name="Tabla1.A1" office:value-type="string">
            <text:p text:style-name="P29">7</text:p>
          </table:table-cell>
          <table:table-cell table:style-name="Tabla1.A1" office:value-type="string">
            <text:p text:style-name="P29">8</text:p>
          </table:table-cell>
          <table:table-cell table:style-name="Tabla1.A1" office:value-type="string">
            <text:p text:style-name="P29">2</text:p>
          </table:table-cell>
          <table:table-cell table:style-name="Tabla1.A1" office:value-type="string">
            <text:p text:style-name="P29">4</text:p>
          </table:table-cell>
          <table:table-cell table:style-name="Tabla1.A1" office:value-type="string">
            <text:p text:style-name="P29">3</text:p>
          </table:table-cell>
          <table:table-cell table:style-name="Tabla1.A1" office:value-type="string">
            <text:p text:style-name="P29">5</text:p>
          </table:table-cell>
          <table:table-cell table:style-name="Tabla1.A1" office:value-type="string">
            <text:p text:style-name="P29">12</text:p>
          </table:table-cell>
          <table:table-cell table:style-name="Tabla1.A1" office:value-type="string">
            <text:p text:style-name="P29">11</text:p>
          </table:table-cell>
          <table:table-cell table:style-name="Tabla1.A1" office:value-type="string">
            <text:p text:style-name="P29">10</text:p>
          </table:table-cell>
          <table:table-cell table:style-name="Tabla1.L1" office:value-type="string">
            <text:p text:style-name="P29">9</text:p>
          </table:table-cell>
        </table:table-row>
      </table:table>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oft-page-break/><text:span text:style-name="T9">-Mitad A</text:span></text:p>
      <text:p text:style-name="P19"><text:span text:style-name="T9"/></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C"/>
        <table:table-row>
          <table:table-cell table:style-name="Tabla3.A1" office:value-type="string">
            <text:p text:style-name="P30">1</text:p>
          </table:table-cell>
          <table:table-cell table:style-name="Tabla3.A1" office:value-type="string">
            <text:p text:style-name="P30">6</text:p>
          </table:table-cell>
          <table:table-cell table:style-name="Tabla3.A1" office:value-type="string">
            <text:p text:style-name="P30">7</text:p>
          </table:table-cell>
          <table:table-cell table:style-name="Tabla3.A1" office:value-type="string">
            <text:p text:style-name="P30">8</text:p>
          </table:table-cell>
          <table:table-cell table:style-name="Tabla3.A1" office:value-type="string">
            <text:p text:style-name="P30">2</text:p>
          </table:table-cell>
          <table:table-cell table:style-name="Tabla3.F1" office:value-type="string">
            <text:p text:style-name="P30">4</text:p>
          </table:table-cell>
        </table:table-row>
      </table:table>
      <text:p text:style-name="Standard"/>
      <text:p text:style-name="Standard">Inversiones: 6-2, 6-4, 7-2, 8-2, 8-4</text:p>
      <text:p text:style-name="Standard"/>
      <text:p text:style-name="Standard">-Mitad B</text:p>
      <text:p text:style-name="Standard"><text:tab/></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C"/>
        <table:table-row>
          <table:table-cell table:style-name="Tabla2.A1" office:value-type="string">
            <text:p text:style-name="P30">3</text:p>
          </table:table-cell>
          <table:table-cell table:style-name="Tabla2.A1" office:value-type="string">
            <text:p text:style-name="P30">5</text:p>
          </table:table-cell>
          <table:table-cell table:style-name="Tabla2.A1" office:value-type="string">
            <text:p text:style-name="P30">12</text:p>
          </table:table-cell>
          <table:table-cell table:style-name="Tabla2.A1" office:value-type="string">
            <text:p text:style-name="P30">11</text:p>
          </table:table-cell>
          <table:table-cell table:style-name="Tabla2.A1" office:value-type="string">
            <text:p text:style-name="P30">10</text:p>
          </table:table-cell>
          <table:table-cell table:style-name="Tabla2.F1" office:value-type="string">
            <text:p text:style-name="P30">9</text:p>
          </table:table-cell>
        </table:table-row>
      </table:table>
      <text:p text:style-name="P6"/>
      <text:p text:style-name="P6">Inversiones: 12-11, 12-10, 12-9, 11-10, 11-9, 10-9</text:p>
      <text:p text:style-name="P6"/>
      <text:p text:style-name="P6">Una vez dividido, <text:span text:style-name="T2">combinamos</text:span>, es decir, <text:bookmark text:name="docs-internal-guid-51f551b4-0e07-74e7-4f11-b1c87220a352"/><text:span text:style-name="T24">contamos las inversiones en las que ai y aj están en diferentes mitades partiendo de que estén ordenadas. Mezclamos y devolvemos el conjunto ordenado.</text:span></text:p>
      <text:p text:style-name="P6"><text:span text:style-name="T24"/></text:p>
      <text:p text:style-name="P6"><text:span text:style-name="T24"/></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C"/>
        <table:table-row>
          <table:table-cell table:style-name="Tabla4.A1" office:value-type="string">
            <text:p text:style-name="P30">1</text:p>
          </table:table-cell>
          <table:table-cell table:style-name="Tabla4.A1" office:value-type="string">
            <text:p text:style-name="P30">6</text:p>
          </table:table-cell>
          <table:table-cell table:style-name="Tabla4.A1" office:value-type="string">
            <text:p text:style-name="P30">7</text:p>
          </table:table-cell>
          <table:table-cell table:style-name="Tabla4.A1" office:value-type="string">
            <text:p text:style-name="P30">8</text:p>
          </table:table-cell>
          <table:table-cell table:style-name="Tabla4.A1" office:value-type="string">
            <text:p text:style-name="P30">2</text:p>
          </table:table-cell>
          <table:table-cell table:style-name="Tabla4.F1" office:value-type="string">
            <text:p text:style-name="P30">4</text:p>
          </table:table-cell>
        </table:table-row>
      </table:table>
      <text:p text:style-name="Standard"/>
      <text:p text:style-name="Standard"><text:tab/><text:tab/><text:tab/><text:tab/><text:tab/><text:tab/><text:tab/><text:tab/>Inversiones: 6 + 6 +7 = 19</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C"/>
        <table:table-row>
          <table:table-cell table:style-name="Tabla5.A1" office:value-type="string">
            <text:p text:style-name="P30">3</text:p>
          </table:table-cell>
          <table:table-cell table:style-name="Tabla5.A1" office:value-type="string">
            <text:p text:style-name="P30">5</text:p>
          </table:table-cell>
          <table:table-cell table:style-name="Tabla5.A1" office:value-type="string">
            <text:p text:style-name="P30">12</text:p>
          </table:table-cell>
          <table:table-cell table:style-name="Tabla5.A1" office:value-type="string">
            <text:p text:style-name="P30">11</text:p>
          </table:table-cell>
          <table:table-cell table:style-name="Tabla5.A1" office:value-type="string">
            <text:p text:style-name="P30">10</text:p>
          </table:table-cell>
          <table:table-cell table:style-name="Tabla5.F1" office:value-type="string">
            <text:p text:style-name="P30">9</text:p>
          </table:table-cell>
        </table:table-row>
      </table:table>
      <text:p text:style-name="Standard"><text:s text:c="5"/>4 <text:s text:c="8"/>3 <text:s text:c="9"/>0 <text:s text:c="10"/>0 <text:s text:c="10"/>0 <text:s text:c="10"/>0 </text:p>
      <text:p text:style-name="Standard"/>
      <text:p text:style-name="Standard">Con esta procedimiento, finalmente obtenemos un algoritmo de orden (n*lo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Arial-BoldMT" svg:font-family="Arial-BoldMT"/>
    <style:font-face style:name="Lohit Hindi1" svg:font-family="'Lohit Hindi'"/>
    <style:font-face style:name="NZDETI+CMR12" svg:font-family="NZDETI+CMR12"/>
    <style:font-face style:name="OVADIW+CMMI12" svg:font-family="OVADIW+CMMI12"/>
    <style:font-face style:name="Open Sans" svg:font-family="'Open Sans'"/>
    <style:font-face style:name="PXOHER+CMR8" svg:font-family="PXOHER+CMR8"/>
    <style:font-face style:name="TEYYDJ+CMMI8" svg:font-family="TEYYDJ+CMMI8"/>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siesta </meta:initial-creator>
    <meta:creation-date>2014-03-29T12:02:24</meta:creation-date>
    <dc:date>2014-03-29T14:33:56</dc:date>
    <dc:creator>guillesiesta </dc:creator>
    <meta:editing-duration>PT2H28M19S</meta:editing-duration>
    <meta:editing-cycles>178</meta:editing-cycles>
    <meta:generator>LibreOffice/3.5$Linux_X86_64 LibreOffice_project/350m1$Build-2</meta:generator>
    <meta:document-statistic meta:table-count="5" meta:image-count="0" meta:object-count="0" meta:page-count="7" meta:paragraph-count="162" meta:word-count="949" meta:character-count="5747" meta:non-whitespace-character-count="4631"/>
  </office:meta>
</office:document-meta>
</file>